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color="#000000" loext:opacity="100%" fo:font-weight="bold" fo:background-color="#ffffff" style:font-weight-asian="bold" style:font-weight-complex="bold"/>
    </style:style>
    <style:style style:name="P2" style:family="paragraph" style:parent-style-name="Standard">
      <style:paragraph-properties fo:margin-left="0.4925in" fo:margin-right="0in" fo:text-indent="0in" style:auto-text-indent="false"/>
      <style:text-properties fo:color="#000000" loext:opacity="100%" fo:font-weight="bold" fo:background-color="#ffffff" style:font-weight-asian="bold" style:font-weight-complex="bold"/>
    </style:style>
    <style:style style:name="P3" style:family="paragraph" style:parent-style-name="Standard">
      <style:paragraph-properties fo:margin-left="0.9846in" fo:margin-right="0in" fo:text-indent="0in" style:auto-text-indent="false"/>
      <style:text-properties fo:color="#000000" loext:opacity="100%" fo:font-weight="bold" fo:background-color="#ffffff" style:font-weight-asian="bold" style:font-weight-complex="bold"/>
    </style:style>
    <style:style style:name="P4" style:family="paragraph" style:parent-style-name="Standard">
      <style:paragraph-properties fo:margin-left="1.4772in" fo:margin-right="0in" fo:text-indent="0in" style:auto-text-indent="false"/>
      <style:text-properties fo:color="#000000" loext:opacity="100%" fo:font-weight="bold" fo:background-color="#ffffff" style:font-weight-asian="bold" style:font-weight-complex="bold"/>
    </style:style>
    <style:style style:name="P5" style:family="paragraph" style:parent-style-name="Standard">
      <style:paragraph-properties fo:margin-left="1.9693in" fo:margin-right="0in" fo:text-indent="0in" style:auto-text-indent="false"/>
      <style:text-properties fo:color="#000000" loext:opacity="100%" fo:font-weight="bold" fo:background-color="#ffffff" style:font-weight-asian="bold" style:font-weight-complex="bold"/>
    </style:style>
    <style:style style:name="P6" style:family="paragraph" style:parent-style-name="Standard">
      <style:paragraph-properties fo:margin-left="2.4618in" fo:margin-right="0in" fo:text-indent="0in" style:auto-text-indent="false"/>
      <style:text-properties fo:color="#000000" loext:opacity="100%" fo:font-weight="bold" fo:background-color="#ffffff" style:font-weight-asian="bold" style:font-weight-complex="bold"/>
    </style:style>
    <style:style style:name="P7" style:family="paragraph" style:parent-style-name="Standard">
      <style:paragraph-properties fo:margin-left="2.9543in" fo:margin-right="0in" fo:text-indent="0in" style:auto-text-indent="false"/>
      <style:text-properties fo:color="#000000" loext:opacity="100%" fo:font-weight="bold" fo:background-color="#ffffff" style:font-weight-asian="bold" style:font-weight-complex="bold"/>
    </style:style>
    <style:style style:name="P8" style:family="paragraph" style:parent-style-name="Standard">
      <style:paragraph-properties fo:margin-left="0in" fo:margin-right="0in" fo:text-indent="0in" style:auto-text-indent="false"/>
      <style:text-properties fo:color="#000000" loext:opacity="100%" fo:font-weight="bold" officeooo:paragraph-rsid="00000789" fo:background-color="#ffffff" style:font-weight-asian="bold" style:font-weight-complex="bold"/>
    </style:style>
    <style:style style:name="P9" style:family="paragraph" style:parent-style-name="Standard">
      <style:paragraph-properties fo:margin-left="0in" fo:margin-right="0in" fo:text-indent="0in" style:auto-text-indent="false"/>
      <style:text-properties fo:color="#000000" loext:opacity="100%" fo:font-weight="bold" officeooo:paragraph-rsid="00006cfc" fo:background-color="#ffffff" style:font-weight-asian="bold" style:font-weight-complex="bold"/>
    </style:style>
    <style:style style:name="P10" style:family="paragraph" style:parent-style-name="Standard">
      <style:paragraph-properties fo:margin-left="0.4925in" fo:margin-right="0in" fo:text-indent="0in" style:auto-text-indent="false"/>
      <style:text-properties fo:color="#000000" loext:opacity="100%" fo:font-weight="bold" officeooo:paragraph-rsid="00006cfc" fo:background-color="#ffffff" style:font-weight-asian="bold" style:font-weight-complex="bold"/>
    </style:style>
    <style:style style:name="P11" style:family="paragraph" style:parent-style-name="Standard">
      <style:paragraph-properties fo:margin-left="1.4772in" fo:margin-right="0in" fo:text-indent="0in" style:auto-text-indent="false"/>
      <style:text-properties fo:color="#000000" loext:opacity="100%" fo:font-weight="bold" officeooo:paragraph-rsid="0004d8a9" fo:background-color="#ffffff" style:font-weight-asian="bold" style:font-weight-complex="bold"/>
    </style:style>
    <style:style style:name="P12" style:family="paragraph" style:parent-style-name="Standard">
      <style:paragraph-properties fo:margin-left="1.9693in" fo:margin-right="0in" fo:text-indent="0in" style:auto-text-indent="false"/>
      <style:text-properties fo:color="#000000" loext:opacity="100%" fo:font-weight="bold" officeooo:paragraph-rsid="0004d8a9" fo:background-color="#ffffff" style:font-weight-asian="bold" style:font-weight-complex="bold"/>
    </style:style>
    <style:style style:name="P13" style:family="paragraph" style:parent-style-name="Standard">
      <style:paragraph-properties fo:margin-left="2.4618in" fo:margin-right="0in" fo:text-indent="0in" style:auto-text-indent="false"/>
      <style:text-properties fo:color="#000000" loext:opacity="100%" fo:font-weight="bold" officeooo:paragraph-rsid="000653f6" fo:background-color="#ffffff" style:font-weight-asian="bold" style:font-weight-complex="bold"/>
    </style:style>
    <style:style style:name="T1" style:family="text">
      <style:text-properties officeooo:rsid="00006cfc"/>
    </style:style>
    <style:style style:name="T2" style:family="text">
      <style:text-properties style:text-underline-style="solid" style:text-underline-width="auto" style:text-underline-color="font-color"/>
    </style:style>
    <style:style style:name="T3" style:family="text">
      <style:text-properties officeooo:rsid="00012033"/>
    </style:style>
    <style:style style:name="T4" style:family="text">
      <style:text-properties style:text-position="super 58%"/>
    </style:style>
    <style:style style:name="T5" style:family="text">
      <style:text-properties officeooo:rsid="0001eb92"/>
    </style:style>
    <style:style style:name="T6" style:family="text">
      <style:text-properties officeooo:rsid="0002e6ec"/>
    </style:style>
    <style:style style:name="T7" style:family="text">
      <style:text-properties officeooo:rsid="00035c12"/>
    </style:style>
    <style:style style:name="T8" style:family="text">
      <style:text-properties officeooo:rsid="0004d8a9"/>
    </style:style>
    <style:style style:name="T9" style:family="text">
      <style:text-properties officeooo:rsid="000653f6"/>
    </style:style>
    <style:style style:name="T10" style:family="text">
      <style:text-properties officeooo:rsid="00077787"/>
    </style:style>
    <style:style style:name="T11" style:family="text">
      <style:text-properties officeooo:rsid="0008ac2c"/>
    </style:style>
    <style:style style:name="T12" style:family="text">
      <style:text-properties officeooo:rsid="0009331d"/>
    </style:style>
    <style:style style:name="T13" style:family="text">
      <style:text-properties officeooo:rsid="0009f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 A Little History</text:p>
      <text:p text:style-name="P8"><text:tab/>In 1971 Texas Instruments (TI) introduced the 74LS__ series of Integrated Circuits(ICs).</text:p>
      <text:p text:style-name="P8"><text:s text:c="24"/>&lt;img class="img-1-b" src="media/imgs/74-series_IC.png"&gt;</text:p>
      <text:p text:style-name="P8"><text:tab/>In 1975 MOS Technology introduced the 6502 8-bit microprocessor.</text:p>
      <text:p text:style-name="P1"><text:s text:c="24"/>&lt;img class="img-2-b" src="media/imgs/6502_IC.png"&gt;</text:p>
      <text:p text:style-name="P8"><text:s text:c="24"/>https://commons.wikimedia.org/w/index.php?curid=91538</text:p>
      <text:p text:style-name="P1"><text:s text:c="12"/>In 1977, based on these two technologies, Companies like Apple, Radio Shack, Commodore introduced the first Personal Computers. The magazine Byte introduced them as:</text:p>
      <text:p text:style-name="P1"><text:s text:c="20"/>"1977 trinity": Commodore PET, Apple II, and TRS-80 Model I</text:p>
      <text:p text:style-name="P1"><text:s text:c="24"/>&lt;img class="img-4-a" src="media/imgs/PET_AppleII_TRS-80.jpg"&gt;</text:p>
      <text:p text:style-name="P1"><text:s text:c="24"/>https://commons.wikimedia.org/w/index.php?curid=144826526</text:p>
      <text:p text:style-name="P9">II. Proposal:</text:p>
      <text:p text:style-name="P10"><text:span text:style-name="T1">A. </text:span>Form a Company that will:</text:p>
      <text:p text:style-name="P2"><text:s text:c="12"/><text:span text:style-name="T1">1. </text:span>Simulate Commodore, Apple and Radio Shack&lt;/li&gt;</text:p>
      <text:p text:style-name="P3"><text:span text:style-name="T1">2. </text:span>Design and Build an 8-bit Computer from the 74LS__ series of Integrated Circuits(ICs).</text:p>
      <text:p text:style-name="P3"><text:span text:style-name="T1">3. </text:span>NOTE: This predates 1975 so this 8-bit Computer will not have the capabilities</text:p>
      <text:p text:style-name="P1"><text:s text:c="24"/>of the Apple II, TRS-80, or PET; however, the fundamental operations of the computer will be very similar.</text:p>
      <text:p text:style-name="P2"><text:span text:style-name="T1">B. </text:span>Structure of the Company:</text:p>
      <text:p text:style-name="P3"><text:span text:style-name="T1">1. </text:span>CEO</text:p>
      <text:p text:style-name="P3"><text:span text:style-name="T1">2. </text:span><text:span text:style-name="T2">Departments</text:span>:</text:p>
      <text:p text:style-name="P4"><text:span text:style-name="T1">a. </text:span>Engineering</text:p>
      <text:p text:style-name="P4"><text:span text:style-name="T1">b. </text:span>Drafting</text:p>
      <text:p text:style-name="P4"><text:span text:style-name="T1">c. </text:span>Technician</text:p>
      <text:p text:style-name="P4"><text:span text:style-name="T1">d. </text:span>Computer</text:p>
      <text:p text:style-name="P4"><text:span text:style-name="T1">e. </text:span>Education</text:p>
      <text:p text:style-name="P4"><text:span text:style-name="T1">f. </text:span>Media Arts</text:p>
      <text:p text:style-name="P2"><text:span text:style-name="T1">C. </text:span>Who:</text:p>
      <text:p text:style-name="P3"><text:span text:style-name="T1">1. </text:span>For Summer of 2025</text:p>
      <text:p text:style-name="P4"><text:span text:style-name="T1">a. </text:span>Four Students from Chesterton Academy High School <text:s text:c="10"/></text:p>
      <text:p text:style-name="P4"><text:span text:style-name="T1">b. </text:span>There will be no CEO or Media Arts Department the first go-around.</text:p>
      <text:p text:style-name="P4"><text:span text:style-name="T1">c. </text:span>The reasoning: Concentrate on the "Education Material" and "Equipment" for the 4 main Depts: Engineering, Drafting, Technician, Computer.</text:p>
      <text:p text:style-name="P3"><text:span text:style-name="T1">2. </text:span>Options for subsequent Summers:</text:p>
      <text:p text:style-name="P4"><text:span text:style-name="T1">a. </text:span>More than one company (6 persons per company)</text:p>
      <text:p text:style-name="P4"><text:span text:style-name="T1">b. </text:span>Invite Native Americans (eg "Native American Community Academy" here in Albuquerque)</text:p>
      <text:p text:style-name="P4"><text:span text:style-name="T1">c. </text:span>Repeat the above with Native Americans on the Cheyenne River Indian Reservation. For Chesterton students it would also be a pilgrimage!</text:p>
      <text:p text:style-name="P4"><text:span text:style-name="T1">d. </text:span>Follow up program for 2nd year students (eg Utilizing the 6502 Microprocessor)</text:p>
      <text:p text:style-name="P1"><text:span text:style-name="T12">*******</text:span><text:span text:style-name="T3">This option on Hold: 3. </text:span>For Summer of 2027 and successive summers</text:p>
      <text:p text:style-name="P4"><text:span text:style-name="T3">a. </text:span>Seven Students from Chesterton Academy High School in Albuquerque, NM</text:p>
      <text:p text:style-name="P4"><text:span text:style-name="T3">b. </text:span>Seven Students from Chesterton Academy High Schools not located in Albuquerque, NM</text:p>
      <text:p text:style-name="P4"><text:span text:style-name="T3">c. </text:span>Seven Students from Eagle Butte High School in Eagle Butte, SD</text:p>
      <text:p text:style-name="P4"><text:soft-page-break/><text:span text:style-name="T3">d. </text:span>Seven Students from either Red Cloud High School or Pine Ridge High School located in Pine Ridge, SD <text:span text:style-name="T12">**********</text:span></text:p>
      <text:p text:style-name="P2"><text:span text:style-name="T3">D. </text:span>When:</text:p>
      <text:p text:style-name="P3"><text:span text:style-name="T3">1. </text:span>June 3 to Aug 1, 2025</text:p>
      <text:p text:style-name="P3"><text:span text:style-name="T3">2. </text:span>June-July, for following years!</text:p>
      <text:p text:style-name="P2"><text:span text:style-name="T3">E. </text:span>Where:</text:p>
      <text:p text:style-name="P3"><text:span text:style-name="T3">1. </text:span>For 2025: Queen of Heaven Parish, Albuquerque, NM</text:p>
      <text:p text:style-name="P3"><text:span text:style-name="T3">2. </text:span>For 2026: Albuquerque, Cheyenne River Youth Project, Eagle Butte, SD</text:p>
      <text:p text:style-name="P2"><text:span text:style-name="T3">F. </text:span>General Time Framework:</text:p>
      <text:p text:style-name="P3"><text:span text:style-name="T3">1. </text:span>Week 1 (June 1-7)</text:p>
      <text:p text:style-name="P4"><text:span text:style-name="T3">a. </text:span>Monday, Tuesday (June 2<text:span text:style-name="T4">nd</text:span>, 3<text:span text:style-name="T4">rd</text:span>)</text:p>
      <text:p text:style-name="P5"><text:span text:style-name="T3">i. </text:span>Orientation:</text:p>
      <text:p text:style-name="P6"><text:span text:style-name="T3">i1. </text:span>Set up a daily time frame:</text:p>
      <text:p text:style-name="P7"><text:span text:style-name="T3">ia. </text:span>What is the starting time?:</text:p>
      <text:p text:style-name="P7"><text:span text:style-name="T5">ib. </text:span>What is the Lunch schedule?</text:p>
      <text:p text:style-name="P7"><text:span text:style-name="T5">ic. </text:span>What time does the work day end?</text:p>
      <text:p text:style-name="P7"><text:span text:style-name="T5">id. </text:span>Should each student be allowed a week off?</text:p>
      <text:p text:style-name="P6"><text:span text:style-name="T5">i2. </text:span>Make Assignments:</text:p>
      <text:p text:style-name="P7"><text:span text:style-name="T5">ia. </text:span>One Option: Choose the CEO</text:p>
      <text:p text:style-name="P7"><text:span text:style-name="T5">ib. </text:span>Then: Let the CEO choose the other 5 Dept. Managers</text:p>
      <text:p text:style-name="P6"><text:span text:style-name="T5">i3. </text:span>Review Managerial "Packets". See: Education Department Page: Packets</text:p>
      <text:p text:style-name="P7"><text:span text:style-name="T5">ia. </text:span>Each Manager studies their specific Packet</text:p>
      <text:p text:style-name="P7"><text:span text:style-name="T5">ib. </text:span>Time for Group Discussions</text:p>
      <text:p text:style-name="P7"><text:span text:style-name="T5">ic. </text:span><text:span text:style-name="T2">NOTE</text:span>: The contents of these Packets is a guideline. Deletions/Additions/ Revisions of these contents over the whole summer should be expected!</text:p>
      <text:p text:style-name="P7"><text:span text:style-name="T5">id. </text:span>Be assured: Your understanding will surely increase over time.</text:p>
      <text:p text:style-name="P7"><text:span text:style-name="T5">ie. </text:span>Be Collaborative: Don't hesitate to ask your fellow employees for help.</text:p>
      <text:p text:style-name="P4"><text:span text:style-name="T5">b. </text:span>Wednesday - Friday (June 4<text:span text:style-name="T4">th</text:span> - June 6<text:span text:style-name="T4">th</text:span>) Begin the Education Phase: (see Education Dept: Training) <text:s/><text:span text:style-name="T2">Note</text:span>: Again, this should be very collaborative in nature!</text:p>
      <text:p text:style-name="P5"><text:span text:style-name="T5">i. </text:span>Introduction:</text:p>
      <text:p text:style-name="P6"><text:span text:style-name="T5">i1. </text:span>Codes:</text:p>
      <text:p text:style-name="P6"><text:span text:style-name="T5">i2. </text:span>Truth Tables:</text:p>
      <text:p text:style-name="P6"><text:span text:style-name="T5">i3. </text:span>Gates, Integrated Circuits(ICs):</text:p>
      <text:p text:style-name="P6"><text:span text:style-name="T5">i4. </text:span>Design:</text:p>
      <text:p text:style-name="P5"><text:span text:style-name="T5">ii. </text:span>Architecture:</text:p>
      <text:p text:style-name="P6"><text:span text:style-name="T5">i1. </text:span>Hardware:</text:p>
      <text:p text:style-name="P7"><text:span text:style-name="T5">ia. </text:span>Everyone should know this like the back of their hand!</text:p>
      <text:p text:style-name="P7"><text:span text:style-name="T5">ib. </text:span>Know the overall layout of the Architecture, the individual Modules and the relative positioning of each Module within the Architecture.</text:p>
      <text:p text:style-name="P6"><text:span text:style-name="T5">i2. </text:span>Software(Instruction Set Architecture-ISA):</text:p>
      <text:p text:style-name="P7"><text:soft-page-break/><text:span text:style-name="T5">ia. </text:span>Computer Dept Manager: this is your bread and butter!</text:p>
      <text:p text:style-name="P7"><text:span text:style-name="T5">ib. </text:span>Know it and know it well.</text:p>
      <text:p text:style-name="P7"><text:span text:style-name="T5">ic. </text:span>Anyone assigned to work in the Computer Dept must be of the same mind.</text:p>
      <text:p text:style-name="P4"><text:span text:style-name="T5">c. </text:span>Tech Software:</text:p>
      <text:p text:style-name="P5"><text:span text:style-name="T5">i. </text:span>"Digital"</text:p>
      <text:p text:style-name="P6"><text:span text:style-name="T5">i</text:span><text:span text:style-name="T8">1</text:span><text:span text:style-name="T5">. </text:span>This is only software used in the "Design Stage".</text:p>
      <text:p text:style-name="P6"><text:span text:style-name="T5">i</text:span><text:span text:style-name="T8">2</text:span><text:span text:style-name="T5">. </text:span>The Engineering Dept Manager must be very adapt with "Digital".</text:p>
      <text:p text:style-name="P5"><text:span text:style-name="T5">i</text:span><text:span text:style-name="T8">i</text:span><text:span text:style-name="T5">.</text:span>"Fritzing":</text:p>
      <text:p text:style-name="P6"><text:span text:style-name="T5">i</text:span><text:span text:style-name="T8">1</text:span><text:span text:style-name="T5">. </text:span>This is only software used in the "Drafting Stage".</text:p>
      <text:p text:style-name="P6"><text:span text:style-name="T5">i</text:span><text:span text:style-name="T8">2</text:span><text:span text:style-name="T5">. </text:span>The Architect(Drafting) Dept Manager must be very adapt with "Fritzing".</text:p>
      <text:p text:style-name="P5"><text:span text:style-name="T6">i</text:span><text:span text:style-name="T8">ii</text:span><text:span text:style-name="T6">. </text:span>"Visual Studio Code":</text:p>
      <text:p text:style-name="P6"><text:span text:style-name="T6">i</text:span><text:span text:style-name="T8">1</text:span><text:span text:style-name="T6">. </text:span>This is what they call an "IDE"(Integrated Development Environment) software.</text:p>
      <text:p text:style-name="P6"><text:span text:style-name="T6">i</text:span><text:span text:style-name="T8">2</text:span><text:span text:style-name="T6">. </text:span>It is specifically used by Computer Programmers for various Computer Languages but only JavaScript for this Project!</text:p>
      <text:p text:style-name="P6"><text:span text:style-name="T6">i</text:span><text:span text:style-name="T8">3</text:span><text:span text:style-name="T6">. </text:span>It will be used specifically when working on the Company's website.</text:p>
      <text:p text:style-name="P6"><text:span text:style-name="T6">i</text:span><text:span text:style-name="T8">4</text:span><text:span text:style-name="T6">. </text:span>Anyone interested in "Computer Programming" should learn the Ins and Outs of this software!</text:p>
      <text:p text:style-name="P6"><text:span text:style-name="T6">i</text:span><text:span text:style-name="T8">5</text:span><text:span text:style-name="T6">. </text:span><text:span text:style-name="T2">Note</text:span>: Programming the 8-bit Computer itself is done with pencil and paper and NOT with VS Code!</text:p>
      <text:p text:style-name="P5"><text:span text:style-name="T6">i</text:span><text:span text:style-name="T8">v</text:span><text:span text:style-name="T6">. </text:span>"GitHub":</text:p>
      <text:p text:style-name="P6"><text:span text:style-name="T6">i</text:span><text:span text:style-name="T8">1</text:span><text:span text:style-name="T6">. </text:span>GitHub is a "Version Control System" and "Collaboration Tool" used by Software Developers.</text:p>
      <text:p text:style-name="P6"><text:span text:style-name="T6">i</text:span><text:span text:style-name="T8">2</text:span><text:span text:style-name="T6">. </text:span>While this could be optional for this project, any future "Computer Programmer" should be able to use it.</text:p>
      <text:p text:style-name="P6"><text:span text:style-name="T6">i</text:span><text:span text:style-name="T8">3</text:span><text:span text:style-name="T6">. </text:span>This project's website will be hosted on GitHub.</text:p>
      <text:p text:style-name="P6"><text:span text:style-name="T6">i</text:span><text:span text:style-name="T8">4</text:span><text:span text:style-name="T6">. </text:span>When the MediaArts Manager wants to add images, videos or text to this website, it will be done in Visual Studio Code, which is setup to transfer data to and from their website on GitHub. They may only want to change the color of something, but even that must be done in a similar fashion.</text:p>
      <text:p text:style-name="P5"><text:span text:style-name="T8">v</text:span><text:span text:style-name="T7">. </text:span>"Arduino IDE":</text:p>
      <text:p text:style-name="P6"><text:span text:style-name="T7">i</text:span><text:span text:style-name="T8">1</text:span><text:span text:style-name="T7">. </text:span>This is only used in the Computer Programming Dept.</text:p>
      <text:p text:style-name="P6"><text:span text:style-name="T7">i</text:span><text:span text:style-name="T8">2</text:span><text:span text:style-name="T7">. </text:span>It will be used for programming the three EEPROMs (one in the "Output Module" and two in the "Control Module").</text:p>
      <text:p text:style-name="P6"><text:span text:style-name="T7">i</text:span><text:span text:style-name="T8">3</text:span><text:span text:style-name="T7">. </text:span>It will serve as an introduction to the "C/C++" programming language.</text:p>
      <text:p text:style-name="P6"><text:span text:style-name="T7">i</text:span><text:span text:style-name="T8">4</text:span><text:span text:style-name="T7">. </text:span>Ben Eater's videos on YouTube will serve as a guide. </text:p>
      <text:p text:style-name="P1"><text:s text:c="60"/>No one will be expected to do this on their own.</text:p>
      <text:p text:style-name="P6"><text:span text:style-name="T7">i</text:span><text:span text:style-name="T8">5</text:span><text:span text:style-name="T7">. </text:span><text:span text:style-name="T2">Note</text:span>: This project is not well suited for learning any programming language, whether it be C/C++, JavaScript/HTML/CSS or any other language. There is just too much to do outside that.</text:p>
      <text:p text:style-name="P6"><text:soft-page-break/><text:span text:style-name="T7">i</text:span><text:span text:style-name="T8">6</text:span><text:span text:style-name="T7">. </text:span>It can, however, serve as a good introduction. I would be willing to help anyone on a specific thing they want to do on the Company Website.</text:p>
      <text:p text:style-name="P6"><text:span text:style-name="T7">i</text:span><text:span text:style-name="T8">7</text:span><text:span text:style-name="T7">. </text:span>It is possible that I could add some specific material on the "Training" dropdown on Education Dept Page.</text:p>
      <text:p text:style-name="P11"><text:span text:style-name="T8">d. </text:span>Media Arts Software:</text:p>
      <text:p text:style-name="P12"><text:span text:style-name="T8">i. </text:span>GIMP:</text:p>
      <text:p text:style-name="P6"><text:span text:style-name="T8">a. </text:span>This is a free version of "Photoshop".</text:p>
      <text:p text:style-name="P6"><text:span text:style-name="T8">b. </text:span>Those working in the Media Arts Dept will be expected to take pictures through out this project as well as modifying them in GIMP.</text:p>
      <text:p text:style-name="P6"><text:span text:style-name="T8">c. </text:span>Many of these images should find their way to the various Depts on the website!</text:p>
      <text:p text:style-name="P1"><text:s text:c="48"/><text:span text:style-name="T9">ii. </text:span>DaVinciResolve or Kdenlive:</text:p>
      <text:p text:style-name="P13"><text:span text:style-name="T9">a. </text:span>DaVinciResolve &amp; Kdenlive are video editing software.</text:p>
      <text:p text:style-name="P6"><text:span text:style-name="T9">b. </text:span>DaVinciResolve is a professional level program like Adobe's Premiere Pro. They have a free version for DaVinciResolve; however, it demands a fairly powerful computer, which, at present, is not available to us. Kdenlive will be a <text:span text:style-name="T9">possible </text:span>option.</text:p>
      <text:p text:style-name="P6"><text:span text:style-name="T9">c. </text:span>Videos of all phases of this project should be taken and modified. Ben Eater's videos online should be used as examples.</text:p>
      <text:p text:style-name="P1"><text:s text:c="48"/><text:span text:style-name="T10">iii. </text:span>Inkscape:</text:p>
      <text:p text:style-name="P6"><text:span text:style-name="T10">a. </text:span>Inkscape is a free version of Adobe's Illustrator.</text:p>
      <text:p text:style-name="P6"><text:span text:style-name="T10">b. </text:span>Like GIMP it works with images but creates vector images rather than pixel-based images.</text:p>
      <text:p text:style-name="P6"><text:span text:style-name="T10">c. </text:span>The images of the Logic Gates were created in Inkscape. Note the difference file formats: .jpg, .png for GIMP images and .svg for Inkscape images!</text:p>
      <text:p text:style-name="P6"><text:span text:style-name="T10">d. </text:span>Learning both is highly recommended!</text:p>
      <text:p text:style-name="P1"><text:s text:c="48"/><text:span text:style-name="T10">iv. </text:span>Audacity:</text:p>
      <text:p text:style-name="P6"><text:span text:style-name="T10">a. </text:span>Audacity is a free version of Adobe's Audition. Both are Audio Editing Programs</text:p>
      <text:p text:style-name="P6"><text:span text:style-name="T10">b. </text:span>It probably has limited use in this project but if you do find you want to edit any audio then Audacity is available</text:p>
      <text:p text:style-name="P2"><text:tab/><text:span text:style-name="T11">2. </text:span>Week 2 (June 8-14) </text:p>
      <text:p text:style-name="P4"><text:span text:style-name="T11">a. </text:span>Continuation from Week 1 or "Sample Project"!</text:p>
      <text:p text:style-name="P4"><text:span text:style-name="T11">b. </text:span>Sample Project: Design/Draft/Build "BCD to 7-Segment Display"</text:p>
      <text:p text:style-name="P4"><text:span text:style-name="T11">c. </text:span>Each student will work on this project independ<text:span text:style-name="T11">ent</text:span>ly.</text:p>
      <text:p text:style-name="P1"><text:s text:c="24"/><text:span text:style-name="T11">3. </text:span>Week 3 (June 15-21): Start Designing the 8-bit computer</text:p>
      <text:p text:style-name="P1"><text:s text:c="24"/><text:span text:style-name="T11">4, </text:span>Week 4 (June 22-28)&lt;/li&gt;</text:p>
      <text:p text:style-name="P1"><text:s text:c="24"/><text:span text:style-name="T11">5. </text:span>Week 5 (June 29-July 5)&lt;/li&gt;</text:p>
      <text:p text:style-name="P1"><text:s text:c="24"/><text:span text:style-name="T11">6. </text:span>Week 6 (July 6-12)&lt;/li&gt;</text:p>
      <text:p text:style-name="P1"><text:s text:c="24"/><text:span text:style-name="T11">7. </text:span>Week 7 (July 13-19)&lt;/li&gt;</text:p>
      <text:p text:style-name="P1"><text:s text:c="24"/><text:span text:style-name="T11">8. </text:span>Week 8 (July 20-26)</text:p>
      <text:p text:style-name="P4"><text:span text:style-name="T11">a. </text:span>Put the finishing touches on the Project.</text:p>
      <text:p text:style-name="P4"><text:span text:style-name="T11">b. </text:span>Invite the community(Queen of Heaven, Chesterton Academy) to a Presentation on Aug 3.</text:p>
      <text:p text:style-name="P3"><text:soft-page-break/><text:span text:style-name="T11">9. </text:span>Week 9 (July 27-Aug 2)</text:p>
      <text:p text:style-name="P4"><text:span text:style-name="T11">a. </text:span>Finish the Project</text:p>
      <text:p text:style-name="P4"><text:span text:style-name="T11">b. </text:span>Prepare for the presentation.</text:p>
      <text:p text:style-name="P3"><text:span text:style-name="T11">10. </text:span>Aug 3: Presentation</text:p>
      <text:p text:style-name="P1"><text:tab/><text:span text:style-name="T12">G. </text:span>Pay:</text:p>
      <text:p text:style-name="P3"><text:span text:style-name="T12">1. </text:span>"A worker deserves their wages" 1 Tim 5:18</text:p>
      <text:p text:style-name="P3"><text:span text:style-name="T12">2. </text:span>It is difficult to expect a person to appreciate a 'Good Work Ethic' when they are expected to work hard but NOT get payed!</text:p>
      <text:p text:style-name="P3"><text:span text:style-name="T12">3. </text:span>Salary: $300/person (eg $150/month/person)</text:p>
      <text:p text:style-name="P3"><text:span text:style-name="T12">4. </text:span>We would need to do a little fund raising!</text:p>
      <text:p text:style-name="P3"><text:span text:style-name="T12">5. </text:span>No monetary compensation is also an option!</text:p>
      <text:p text:style-name="P1"><text:span text:style-name="T12">III. </text:span>Some Personal Comments:</text:p>
      <text:p text:style-name="P2"><text:span text:style-name="T12">A. </text:span>This first year will be a trial and an opportunity to as<text:span text:style-name="T12">c</text:span>ertain:</text:p>
      <text:p text:style-name="P3"><text:span text:style-name="T12">1. </text:span>Student's Interest</text:p>
      <text:p text:style-name="P3"><text:span text:style-name="T12">2. </text:span>Student's Capability</text:p>
      <text:p text:style-name="P3"><text:span text:style-name="T12">3. </text:span>The sufficiency of the Training Material</text:p>
      <text:p text:style-name="P3"><text:span text:style-name="T12">4. </text:span>The need for additional Equipment etc.</text:p>
      <text:p text:style-name="P2"><text:span text:style-name="T12">B. </text:span>I still have a significant amount of Training Material that needs to be added to the "Education Dept Page".</text:p>
      <text:p text:style-name="P3"><text:span text:style-name="T12">1. </text:span>eg. Neemann Helmut's "Digital" design software has a very good learning tutorial but his target audience is a little too advanced. It needs to be expanded upon. "Digital" is at the heart of this project.</text:p>
      <text:p text:style-name="P3"><text:span text:style-name="T12">2.</text:span> The "Fritzing" software ("drafting") is the followup to "Digital". While tutorials are available online, they are not in any organized fashion. </text:p>
      <text:p text:style-name="P3"><text:span text:style-name="T12">3. </text:span>My goal is to have this "website" self sufficient. Hopefully in the next 3 months I will have the "basics" of these two programs on board.</text:p>
      <text:p text:style-name="P3"><text:span text:style-name="T12">4. </text:span>On the other hand, it may be beneficial to have the students create this material with a little help from me! They may learn something about "Teaching"!</text:p>
      <text:p text:style-name="P2"><text:span text:style-name="T12">C. </text:span>While this project involves HS students only, my second project involves HS students working with K-3 students. This was motivated by observations during my one month on the Cheyenne Indian Reservation in 2022 and by the Math and English Test scores of a significant number of students of all ages on the South Dakota proficiency Tests. The low (very low) scores for the Native Americans was mind blowing. But what to do?</text:p>
      <text:p text:style-name="P2"><text:tab/>I only worked directly with the youth(ages 5-10) once. Daniel brought me 10 kids one day unexpectedly. I happened to have charged 2 of the 15 Sphero robots, which someone had donated to CRYP several years ago. Unfortunately they had lost the battery charger so I was only to get 2 of the Spheros somewhat charged (eg 2 mins worth of operation!). It was just enough, however, to see how much fun the kids had as they sent the two Spheros all around the Gym and, at the same time chasing after them.</text:p>
      <text:p text:style-name="P2"><text:tab/>But I was also aware of my feelings of "not wanting to work with the youth", a feeling that would pop up again when Gene asked me to teach the Algebra II class here. After that one semester Gene asked me to teach an Algebra I and Algebra II class <text:span text:style-name="T13">the following year</text:span>. <text:span text:style-name="T13">While </text:span>I entertained the thought <text:span text:style-name="T13">for awhile, I eventually turned in my keys!</text:span></text:p>
      <text:p text:style-name="P2"><text:tab/>The only solution I could come up with, is a summer program, continuing every year, which would involve working with the low grades starting with K or pre-K students. This program would involve many activities where each activity would have specific goals for both English and Math. Some Exampl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49:35.451000000</meta:creation-date>
    <dc:date>2025-03-02T19:23:04.470000000</dc:date>
    <meta:editing-duration>PT1H33M24S</meta:editing-duration>
    <meta:editing-cycles>12</meta:editing-cycles>
    <meta:generator>LibreOffice/7.6.0.3$Windows_X86_64 LibreOffice_project/69edd8b8ebc41d00b4de3915dc82f8f0fc3b6265</meta:generator>
    <meta:document-statistic meta:table-count="0" meta:image-count="0" meta:object-count="0" meta:page-count="6" meta:paragraph-count="159" meta:word-count="1829" meta:character-count="11419" meta:non-whitespace-character-count="9191"/>
  </office:meta>
</office:document-meta>
</file>